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5.7708in" fo:margin-left="0.2396in" table:align="left" style:shadow="none" style:writing-mode="lr-tb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08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07in solid #000000" fo:border-right="none" fo:border-top="0.0139in solid #000000" fo:border-bottom="0.0007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07in solid #000000" fo:border-right="none" fo:border-top="none" fo:border-bottom="0.0007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07in solid #000000" fo:border-right="0.0139in solid #000000" fo:border-top="none" fo:border-bottom="0.0007in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none" fo:border-bottom="0.0007in solid #000000" style:writing-mode="lr-tb"/>
    </style:style>
    <style:style style:name="Table2.A5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0007in solid #000000" fo:border-right="none" fo:border-top="none" fo:border-bottom="0.0139in solid #000000" style:writing-mode="lr-tb"/>
    </style:style>
    <style:style style:name="Table2.D5" style:family="table-cell" style:data-style-name="N37">
      <style:table-cell-properties style:vertical-align="top" fo:padding-left="0.075in" fo:padding-right="0.075in" fo:padding-top="0in" fo:padding-bottom="0in" fo:border-left="0.0007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4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5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Arial" style:font-name-complex="Ari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style:font-name-complex="Arial"/>
    </style:style>
    <style:style style:name="P14" style:family="paragraph" style:parent-style-name="Heading_20_6">
      <style:paragraph-properties fo:text-align="center" style:justify-single-word="false" fo:break-before="page"/>
      <style:text-properties style:font-name="Arial" fo:font-size="18pt" fo:font-style="normal" style:font-size-asian="18pt" style:font-style-asian="normal" style:font-name-complex="Arial" style:font-style-complex="italic"/>
    </style:style>
    <style:style style:name="P15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6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17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18" style:family="paragraph" style:parent-style-name="Heading_20_1_20_Format_20_Only">
      <style:paragraph-properties fo:break-before="page"/>
    </style:style>
    <style:style style:name="P19" style:family="paragraph" style:parent-style-name="Table_20_-_20_Col._20_Head">
      <style:paragraph-properties style:snap-to-layout-grid="false"/>
    </style:style>
    <style:style style:name="P20" style:family="paragraph" style:parent-style-name="Table_20_-_20_Text">
      <style:paragraph-properties style:snap-to-layout-grid="false"/>
    </style:style>
    <style:style style:name="P21" style:family="paragraph" style:parent-style-name="Table_20_-_20_Text">
      <style:paragraph-properties fo:text-align="center" style:justify-single-word="false" style:snap-to-layout-grid="false"/>
    </style:style>
    <style:style style:name="P2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 fo:text-align="center" style:justify-single-word="false" fo:break-before="page">
        <style:tab-stops>
          <style:tab-stop style:position="6.8929in" style:type="right" style:leader-style="dotted" style:leader-text="."/>
        </style:tab-stops>
      </style:paragraph-properties>
      <style:text-properties style:font-name="Arial" fo:font-size="18pt" fo:font-style="normal" style:font-size-asian="18pt" style:font-style-asian="normal" style:font-name-complex="Arial" style:font-style-complex="italic"/>
    </style:style>
    <style:style style:name="P24" style:family="paragraph" style:parent-style-name="Contents_20_2">
      <style:paragraph-properties>
        <style:tab-stops>
          <style:tab-stop style:position="0.611in"/>
          <style:tab-stop style:position="6.8929in" style:type="right" style:leader-style="dotted" style:leader-text="."/>
          <style:tab-stop style:position="6.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0.7638in"/>
          <style:tab-stop style:position="6.8929in" style:type="right" style:leader-style="dotted" style:leader-text="."/>
          <style:tab-stop style:position="6.9in" style:type="right" style:leader-style="dotted" style:leader-text="."/>
        </style:tab-stops>
      </style:paragraph-properties>
    </style:style>
    <style:style style:name="P26" style:family="paragraph" style:parent-style-name="Default_20_Text">
      <style:paragraph-properties fo:text-align="center" style:justify-single-word="false"/>
      <style:text-properties style:font-name="Times"/>
    </style:style>
    <style:style style:name="P27" style:family="paragraph" style:parent-style-name="Normal_20__28_Web_29_">
      <style:paragraph-properties fo:margin-top="0in" fo:margin-bottom="0in"/>
    </style:style>
    <style:style style:name="P28" style:family="paragraph" style:parent-style-name="Normal_20__28_Web_29_">
      <style:paragraph-properties fo:margin-top="0in" fo:margin-bottom="0in"/>
      <style:text-properties style:font-name="Arial" style:font-name-complex="Arial" style:font-size-complex="10pt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4" style:family="text">
      <style:text-properties style:font-name="Arial" fo:font-size="9pt" fo:letter-spacing="-0.0016in" style:font-size-asian="9pt" style:font-name-complex="Arial" style:font-size-complex="9pt"/>
    </style:style>
    <style:style style:name="T5" style:family="text">
      <style:text-properties style:font-name="Arial" fo:font-size="8pt" style:font-size-asian="8pt"/>
    </style:style>
    <style:style style:name="T6" style:family="text">
      <style:text-properties style:font-name="Arial" fo:font-size="18pt" fo:font-style="normal" style:font-size-asian="18pt" style:font-style-asian="normal" style:font-name-complex="Arial" style:font-style-complex="italic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style:font-name-complex="Arial" style:font-size-complex="10pt"/>
    </style:style>
    <style:style style:name="T9" style:family="text">
      <style:text-properties style:font-name="Arial" fo:font-weight="bold" style:font-weight-asian="bold" style:font-name-complex="Arial"/>
    </style:style>
    <style:style style:name="T10" style:family="text">
      <style:text-properties style:font-name="Arial" fo:font-weight="bold" style:font-weight-asian="bold" style:font-name-complex="Arial" style:font-weight-complex="bold"/>
    </style:style>
    <style:style style:name="T11" style:family="text">
      <style:text-properties style:font-weight-complex="bold"/>
    </style:style>
    <style:style style:name="T12" style:family="text">
      <style:text-properties style:font-name="Times New Roman1" style:font-name-asian="Times New Roman" style:font-name-complex="Times New Roman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P10"><text:user-defined text:name="Title">CodeDownload</text:user-defined></text:p>
      <text:p text:style-name="P10">Software Design Document</text:p>
      <text:p text:style-name="Text_20_body"/>
      <text:p text:style-name="P15">Released under GPL</text:p>
      <text:p text:style-name="Standard"/>
      <text:p text:style-name="Standard"/>
      <text:p text:style-name="P1"><text:span text:style-name="T2">(Project: <text:s/></text:span><text:span text:style-name="T2"><text:user-defined text:name="Project">Code Download</text:user-defined></text:span><text:span text:style-name="T2">)</text:span></text:p>
      <text:p text:style-name="P2"/>
      <text:p text:style-name="P1"><text:span text:style-name="T2"/></text:p>
      <text:p text:style-name="P1"><text:span text:style-name="T2">Rev </text:span><text:span text:style-name="T2"><text:user-defined text:name="Revision">1.2</text:user-defined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Revision Char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sion</text:p>
            </table:table-cell>
            <table:table-cell table:style-name="Table2.B1" office:value-type="string">
              <text:p text:style-name="P19">Author(s)</text:p>
            </table:table-cell>
            <table:table-cell table:style-name="Table2.B1" office:value-type="string">
              <text:p text:style-name="P19">Description</text:p>
            </table:table-cell>
            <table:table-cell table:style-name="Table2.D1" office:value-type="string">
              <text:p text:style-name="P19">Date 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>0.1</text:p>
          </table:table-cell>
          <table:table-cell table:style-name="Table2.B2" office:value-type="string">
            <text:p text:style-name="P20">Hugh Spahr</text:p>
          </table:table-cell>
          <table:table-cell table:style-name="Table2.B2" office:value-type="string">
            <text:p text:style-name="P20">Initial version</text:p>
          </table:table-cell>
          <table:table-cell table:style-name="Table2.D2" office:value-type="date" office:date-value="2005-10-19">
            <text:p text:style-name="P20">10/19/05</text:p>
          </table:table-cell>
        </table:table-row>
        <table:table-row table:style-name="Table2.1">
          <table:table-cell table:style-name="Table2.A2" office:value-type="string">
            <text:p text:style-name="P21">1.0</text:p>
          </table:table-cell>
          <table:table-cell table:style-name="Table2.B2" office:value-type="string">
            <text:p text:style-name="P20">Hugh Spahr</text:p>
          </table:table-cell>
          <table:table-cell table:style-name="Table2.B2" office:value-type="string">
            <text:p text:style-name="P20">Initial Release</text:p>
          </table:table-cell>
          <table:table-cell table:style-name="Table2.D3" office:value-type="string">
            <text:p text:style-name="P20">11/12/2007</text:p>
          </table:table-cell>
        </table:table-row>
        <table:table-row table:style-name="Table2.1">
          <table:table-cell table:style-name="Table2.A2" office:value-type="string">
            <text:p text:style-name="P21">1.1</text:p>
          </table:table-cell>
          <table:table-cell table:style-name="Table2.B2" office:value-type="string">
            <text:p text:style-name="P20">Hugh Spahr</text:p>
          </table:table-cell>
          <table:table-cell table:style-name="Table2.B2" office:value-type="string">
            <text:p text:style-name="P20">Added support for Freescale Processors</text:p>
          </table:table-cell>
          <table:table-cell table:style-name="Table2.D3" office:value-type="string">
            <text:p text:style-name="P20">04/24/2008</text:p>
          </table:table-cell>
        </table:table-row>
        <table:table-row table:style-name="Table2.1">
          <table:table-cell table:style-name="Table2.A5" office:value-type="float" office:value="1.2">
            <text:p text:style-name="P21">1.2</text:p>
          </table:table-cell>
          <table:table-cell table:style-name="Table2.B5" office:value-type="string">
            <text:p text:style-name="P20">Hugh Spahr</text:p>
          </table:table-cell>
          <table:table-cell table:style-name="Table2.B5" office:value-type="string">
            <text:p text:style-name="P20">Added smaller Freescale Processor</text:p>
          </table:table-cell>
          <table:table-cell table:style-name="Table2.D5" office:value-type="date" office:date-value="2012-04-05">
            <text:p text:style-name="P20">04/05/12</text:p>
          </table:table-cell>
        </table:table-row>
      </table:table>
      <text:p text:style-name="Standard"/>
      <text:p text:style-name="Standard"><text:s/></text:p>
      <text:p text:style-name="Standard"/>
      <text:h text:style-name="P14" text:outline-level="6" text:is-list-header="true">Content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611in" style:leader-char=" " style:with-tab="false"/>
            <text:index-entry-tab-stop style:type="left" style:position="6.8929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638in" style:leader-char=" " style:with-tab="false"/>
            <text:index-entry-tab-stop style:type="left" style:position="6.8929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2"><text:a xlink:type="simple" xlink:href="#__RefHeading__1_1342463363">1 Purpose<text:tab/>4</text:a></text:p>
          <text:p text:style-name="P22"><text:a xlink:type="simple" xlink:href="#__RefHeading__3_1342463363">2 Product Overview<text:tab/>4</text:a></text:p>
          <text:p text:style-name="P22"><text:a xlink:type="simple" xlink:href="#__RefHeading__5_1342463363">3 Applicable Documents<text:tab/>4</text:a></text:p>
          <text:p text:style-name="P22"><text:a xlink:type="simple" xlink:href="#__RefHeading__7_1342463363">4 Terms, Definitions &amp; Acronyms<text:tab/>4</text:a></text:p>
          <text:p text:style-name="P22"><text:a xlink:type="simple" xlink:href="#__RefHeading__9_1342463363">5 System Design Description Overview<text:tab/>4</text:a></text:p>
          <text:p text:style-name="P22"><text:a xlink:type="simple" xlink:href="#__RefHeading__11_1342463363">6 Major File and Data Structures<text:tab/>4</text:a></text:p>
          <text:p text:style-name="P24"><text:a xlink:type="simple" xlink:href="#__RefHeading__13_1342463363">6.1 CodeDownload.java<text:tab/>4</text:a></text:p>
          <text:p text:style-name="P25"><text:a xlink:type="simple" xlink:href="#__RefHeading__15_1342463363">6.1.1 Menu Bar<text:tab/>5</text:a></text:p>
          <text:p text:style-name="P25"><text:a xlink:type="simple" xlink:href="#__RefHeading__17_1342463363">6.1.2 Status Bar<text:tab/>5</text:a></text:p>
          <text:p text:style-name="P25"><text:a xlink:type="simple" xlink:href="#__RefHeading__19_1342463363">6.1.3 Button Bar<text:tab/>5</text:a></text:p>
          <text:p text:style-name="P25"><text:a xlink:type="simple" xlink:href="#__RefHeading__21_1342463363">6.1.4 Information Tabs<text:tab/>5</text:a></text:p>
          <text:p text:style-name="P24"><text:a xlink:type="simple" xlink:href="#__RefHeading__23_1342463363">6.2 HexFilter.java<text:tab/>5</text:a></text:p>
          <text:p text:style-name="P24"><text:a xlink:type="simple" xlink:href="#__RefHeading__25_1342463363">6.3 RXTXcomm.jar (from rxtx.org)<text:tab/>6</text:a></text:p>
          <text:p text:style-name="P24"><text:a xlink:type="simple" xlink:href="#__RefHeading__27_1342463363">6.4 rxtxSerial.dll (from rxtx.org)<text:tab/>6</text:a></text:p>
          <text:p text:style-name="P24"><text:a xlink:type="simple" xlink:href="#__RefHeading__29_1342463363">6.5 one-jar-boot-0.95.jar<text:tab/>6</text:a></text:p>
          <text:p text:style-name="P24"><text:a xlink:type="simple" xlink:href="#__RefHeading__31_1342463363">6.6 Launch4j application<text:tab/>6</text:a></text:p>
          <text:p text:style-name="P22"><text:a xlink:type="simple" xlink:href="#__RefHeading__33_1342463363">7 Build Instructions<text:tab/>6</text:a></text:p>
          <text:p text:style-name="P22"><text:a xlink:type="simple" xlink:href="#__RefHeading__35_1342463363"><text:s/>Appendix<text:tab/>7</text:a></text:p>
        </text:index-body>
      </text:table-of-content>
      <text:p text:style-name="P23"/>
      <text:h text:style-name="Heading_20_1" text:outline-level="1"><text:bookmark text:name="__RefHeading__1_1342463363"/>Purpose<text:bookmark-end text:name="__RefHeading__1_1342463363"/></text:h>
      <text:p text:style-name="Normal_20__28_Web_29_"><text:span text:style-name="T8"><text:user-defined text:name="Project">Code Download</text:user-defined></text:span><text:span text:style-name="T8"> is a java executable application that allows customers to update application software using a serial port. <text:s/>It also provides the ability to verify that the embedded code matches a hex or srec object file.</text:span></text:p>
      <text:h text:style-name="Heading_20_1" text:outline-level="1"><text:bookmark text:name="__RefHeading__3_1342463363"/>Product Overview<text:bookmark-end text:name="__RefHeading__3_1342463363"/></text:h>
      <text:p text:style-name="P27"><text:span text:style-name="T8"><text:user-defined text:name="Project">Code Download</text:user-defined></text:span><text:span text:style-name="T8"> will be used for all products that use the boot loader. <text:s/>The user chooses the correct COM port and a connect message is sent to verify a valid link. <text:s/>The PIC or Freescale processor is chosen to load the correct configuration bit mask or memory map. <text:s/>The user can then dump EEPROM memory, program memory, or choose a hex object file to download or verify.</text:span></text:p>
      <text:h text:style-name="Heading_20_1" text:outline-level="1"><text:bookmark text:name="__RefHeading__5_1342463363"/>Applicable Documents<text:bookmark-end text:name="__RefHeading__5_1342463363"/></text:h>
      <text:p text:style-name="Default_20_Text"><text:span text:style-name="T7">None</text:span></text:p>
      <text:h text:style-name="Heading_20_1" text:outline-level="1"><text:bookmark text:name="__RefHeading__7_1342463363"/>Terms, Definitions &amp; Acronyms<text:bookmark-end text:name="__RefHeading__7_1342463363"/></text:h>
      <text:p text:style-name="Default_20_Text"><text:span text:style-name="T10">SDD</text:span><text:span text:style-name="T7"><text:tab/>Software Design Document</text:span></text:p>
      <text:p text:style-name="Default_20_Text"><text:span text:style-name="T9">CRC</text:span><text:span text:style-name="T7"><text:tab/>Cyclic Redundancy Checksum</text:span></text:p>
      <text:p text:style-name="Default_20_Text"><text:span text:style-name="T9">HEC</text:span><text:span text:style-name="T7"><text:tab/>Header Error Correction</text:span></text:p>
      <text:p text:style-name="Default_20_Text"><text:span text:style-name="T9">ATM</text:span><text:span text:style-name="T7"><text:tab/>Asynchronous Transfer Mode</text:span></text:p>
      <text:p text:style-name="Default_20_Text"><text:span text:style-name="T9">GUI</text:span><text:span text:style-name="T7"><text:tab/>Graphical User Interface</text:span></text:p>
      <text:p text:style-name="Default_20_Text"><text:span text:style-name="T9">DLL</text:span><text:span text:style-name="T7"><text:tab/>Dynamic Linked Library</text:span></text:p>
      <text:h text:style-name="Heading_20_1" text:outline-level="1"><text:bookmark text:name="__RefHeading__9_1342463363"/>System Design Description Overview<text:bookmark-end text:name="__RefHeading__9_1342463363"/></text:h>
      <text:p text:style-name="Standard"><text:span text:style-name="T7">Code Download contains java files that create the GUI and a hex filter to find object files. <text:s/>It also contains third party code for interfacing with a serial port, grouping all of the class files into a single jar file, and windows drivers to create a native executable. <text:s/>The majority of the code is in a single java file. <text:s/>The remainder of the pieces is used during the build process to allow for easy deployment of the application.</text:span></text:p>
      <text:h text:style-name="Heading_20_1" text:outline-level="1"><text:bookmark text:name="__RefHeading__11_1342463363"/>Major File and Data Structures<text:bookmark-end text:name="__RefHeading__11_1342463363"/></text:h>
      <text:h text:style-name="P13" text:outline-level="2"><text:bookmark text:name="__RefHeading__13_1342463363"/>CodeDownload.java<text:bookmark-end text:name="__RefHeading__13_1342463363"/></text:h>
      <text:p text:style-name="P27"><text:span text:style-name="T8">CodeDownload.java contains the code for the GUI. <text:s/>It requires java 1.5.0 or above. <text:s/>The program first discovers if it is running out of a jar file. <text:s/>If so, it extracts the windows device driver out of the jar file and writes it to the working directory. <text:s/>The GUI is started and creates the menu bar, status bar, button bar, and information tabs.</text:span></text:p>
      <text:p text:style-name="P28"/>
      <text:p text:style-name="P27"><text:span text:style-name="T8">A 500ms timer is used to pick up commands from the user. <text:s/>If a button is pressed, a bit is set in a bit mask field and processed when the timer expires. <text:s/>Only a single command is allowed at a time. <text:s/>Once a button is pressed, the rest of the buttons are “grayed” out so they aren’t </text:span><text:soft-page-break/><text:span text:style-name="T8">active except for the connect button which is changed to cancel command button. <text:s/>The cancel command cancels the currently running command before transmitting another message so that the unit is ready to accept the next command.</text:span></text:p>
      <text:h text:style-name="Heading_20_3" text:outline-level="3"><text:bookmark text:name="__RefHeading__15_1342463363"/>Menu Bar<text:bookmark-end text:name="__RefHeading__15_1342463363"/></text:h>
      <text:p text:style-name="P27"><text:span text:style-name="T8">The menu bar allows user to select the object file, serial port, baud rate, and processor. <text:s/>Program revision and a help message can also be accessed using the menu bar.</text:span></text:p>
      <text:h text:style-name="Heading_20_3" text:outline-level="3"><text:bookmark text:name="__RefHeading__17_1342463363"/>Status Bar<text:bookmark-end text:name="__RefHeading__17_1342463363"/></text:h>
      <text:p text:style-name="P27"><text:span text:style-name="T8">Status bar contains COM port configuration, checksum, connection status, selected processor, and selected object file. <text:s/>The COM port configuration lists current COM port, baud rate, and serial port parameters. <text:s/>Checksum lists the checksum of the currently selected object file but is currently unimplemented. <text:s/>Connection status lists whether a valid connection message has been received across the serial port. <text:s/>Processor lists the processor that has been chosen through the menu bar. <text:s/>File status lists the location of the current file image that is loaded in memory.</text:span></text:p>
      <text:h text:style-name="Heading_20_3" text:outline-level="3"><text:bookmark text:name="__RefHeading__19_1342463363"/>Button Bar<text:bookmark-end text:name="__RefHeading__19_1342463363"/></text:h>
      <text:p text:style-name="P9"><text:span text:style-name="T7">Button bar contains Connect, Download, Verify, Read Flash, Read EEPROM, Boot and a command status window. <text:s/>Connect sends a connect message and verifies a valid response is received. <text:s/>Download transmits the current file image to the unit, and runs verify on the memory after the download has completed. <text:s/>(Note: <text:s/>The code download takes approximately five minutes for a 56K file, while the verify takes approximately three minutes.) <text:s/>Verify insures that the program memory image on the unit matches the file image. <text:s/>Read Flash reads the flash memory from the unit displays it on the Prog Mem tab. <text:s/>Read EEPROM reads the EEPROM memory from the unit and displays it on the EEPROM tab. <text:s/>The Boot button resets the unit and jumps to the application if the application CRC is correct. <text:s/>The CRC is compared to the first flash memory location after the end of code to insure that it is correct. <text:s/>The command status window shows the command that is running and whether commands are being sent or received.</text:span></text:p>
      <text:h text:style-name="Heading_20_3" text:outline-level="3"><text:bookmark text:name="__RefHeading__21_1342463363"/>Information Tabs<text:bookmark-end text:name="__RefHeading__21_1342463363"/></text:h>
      <text:p text:style-name="P27"><text:span text:style-name="T7">Five different tabs of information can be displayed. <text:s/>The tabs include Main, Msgs, Prog Mem, EEPROM and EEPROM Write. <text:s/>The Main tab displays generic high level messages such as connect msg sent, connect msg received, COM port selected, or object file read successfully. <text:s/>The Msgs tab displays all of the messages that have been sent and received in a hex byte format. <text:s/>This tab is normally used for debugging a failed command. <text:s/>The Prog Mem tab displays program memory read from the unit. <text:s/>It is not populated until the Read Flash command is run. <text:s/>The EEPROM tab displays the EEPROM memory read from the unit. <text:s/>It is not populated until the Read EEPROM is run. <text:s/>The EEPROM Write tab is used to write a byte of information into the EEPROM. <text:s/>The address and data windows need to be filled out, then the Write button can be pressed to write the byte to memory.</text:span></text:p>
      <text:h text:style-name="P13" text:outline-level="2"><text:bookmark text:name="__RefHeading__23_1342463363"/>HexFilter.java<text:bookmark-end text:name="__RefHeading__23_1342463363"/></text:h>
      <text:p text:style-name="P27"><text:span text:style-name="T8">HexFilter.java contains the code to only show files with the .hex or .sx extension when choosing an object file.</text:span></text:p>
      <text:h text:style-name="P13" text:outline-level="2"><text:bookmark text:name="__RefHeading__25_1342463363"/><text:soft-page-break/>RXTXcomm.jar (from rxtx.org)<text:bookmark-end text:name="__RefHeading__25_1342463363"/></text:h>
      <text:p text:style-name="P28">RXTXcomm.jar is a library file that contains the java classes to interface with serial ports. <text:s/>It has the ability to open, close, read, and write on serial communication channels.</text:p>
      <text:h text:style-name="P13" text:outline-level="2"><text:bookmark text:name="__RefHeading__27_1342463363"/>rxtxSerial.dll (from rxtx.org)<text:bookmark-end text:name="__RefHeading__27_1342463363"/></text:h>
      <text:p text:style-name="P27"><text:span text:style-name="T8">RxtxSerial.dll is the native windows DLL that enables serial communication on a PC. <text:s/>Note: <text:s/>The rxtx package also contains librxtxSerial.so to be used on boxes running *nix. <text:s/>Since this wasn’t tested, it is not included in the jar file.</text:span></text:p>
      <text:h text:style-name="P13" text:outline-level="2"><text:bookmark text:name="__RefHeading__29_1342463363"/>one-jar-boot-0.95.jar<text:bookmark-end text:name="__RefHeading__29_1342463363"/></text:h>
      <text:p text:style-name="P28">Java library utility to encapsulate multiple java classes into a single jar file. <text:s/>This allows classes and libraries to be combined so an executable jar can be formed.</text:p>
      <text:h text:style-name="P13" text:outline-level="2"><text:bookmark text:name="__RefHeading__31_1342463363"/>Launch4j application<text:bookmark-end text:name="__RefHeading__31_1342463363"/></text:h>
      <text:p text:style-name="P27"><text:span text:style-name="T8">The launch4j application encapsulates a java executable jar into a native executable for a PC. <text:s/>Launch4j allows a user to simply double click on the application to run it. <text:s/>The application verifies that a valid version of java is found, and if not, it takes the user to the Sun website to download the newest version of java. <text:s/>Since CodeDownload contains windows native DLLs, the application must be deployed as two files: <text:s/>an executable program, and an executable jar file. <text:s/>The executable jar file is needed so that the DLL can be extracted from it and the java code can be linked to this DLL.</text:span></text:p>
      <text:h text:style-name="Heading_20_1" text:outline-level="1"><text:bookmark text:name="__RefHeading__33_1342463363"/>Build Instructions<text:bookmark-end text:name="__RefHeading__33_1342463363"/></text:h>
      <text:p text:style-name="P11">Build instructions are located in the subversion repository as build_notes.txt.</text:p>
      <text:h text:style-name="P12" text:outline-level="1" text:is-list-header="true"><text:bookmark text:name="__RefHeading__35_1342463363"/>Appendix<text:bookmark-end text:name="__RefHeading__35_1342463363"/></text:h>
      <text:p text:style-name="Normal_20__28_Web_29_"><text:span text:style-name="T7">No supporting docu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none" fo:country="none" style:font-size-asian="11pt" style:language-asian="none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none" fo:country="none" fo:font-style="italic" style:font-size-asian="10pt" style:language-asian="none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Times New Roman1" style:font-name-asian="Times New Roman" style:font-name-complex="Times New Roman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3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user-defined text:name="Title">CodeDownload</text:user-defined></text:span><text:span text:style-name="MT1"><text:tab/><text:tab/>Page </text:span><text:span text:style-name="MT1"><text:page-number text:select-page="current">7</text:page-number></text:span></text:p>
        <text:p text:style-name="MP2"><text:span text:style-name="MT1">Software Design Document – Rev </text:span><text:span text:style-name="MT1"><text:user-defined text:name="Revision">1.2</text:user-defined></text:span><text:span text:style-name="MT1"><text:tab/><text:tab/>April 5, 2012</text:span></text:p>
      </style:header>
      <style:footer>
        <text:p text:style-name="MP3"><text:span text:style-name="Page_20_Number">Hugh Spahr </text:span><text:span text:style-name="Page_20_Number"><text:span text:style-name="MT2">©</text:span></text:span><text:span text:style-name="Page_20_Number"> 2005-2012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deDownload</dc:title>
    <meta:initial-creator>Hugh Spahr</meta:initial-creator>
    <meta:creation-date>2007-10-17T07:57:00</meta:creation-date>
    <dc:creator>Hugh Spahr</dc:creator>
    <dc:date>2012-04-05T04:19:45.68</dc:date>
    <meta:print-date>2003-05-09T11:10:00</meta:print-date>
    <meta:editing-cycles>32</meta:editing-cycles>
    <meta:editing-duration>PT51H58M50S</meta:editing-duration>
    <meta:generator>OpenOffice.org/3.2$Win32 OpenOffice.org_project/320m18$Build-9502</meta:generator>
    <meta:document-statistic meta:table-count="1" meta:image-count="0" meta:object-count="0" meta:page-count="7" meta:paragraph-count="90" meta:word-count="1228" meta:character-count="7266"/>
    <meta:user-defined meta:name="Project">Code Download</meta:user-defined>
    <meta:user-defined meta:name="Revision">1.2</meta:user-defined>
  </office:meta>
</office:document-meta>
</file>